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919cm" fo:min-width="0.66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651cm" fo:min-width="1.404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.437cm" fo:min-width="2.192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401cm" fo:min-width="1.15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731cm" fo:min-width="0.47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135cm" fo:min-width="0.88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651cm" svg:x="3.489cm" svg:y="7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92cm" svg:height="2.687cm" svg:x="4.988cm" svg:y="3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2.692cm" svg:height="2.687cm" svg:x="4.988cm" svg:y="3.4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4.669cm" svg:y1="8.049cm" svg:x2="6.335cm" svg:y2="6.105cm" draw:end-shape="id1" draw:end-glue-point="8" svg:d="M4669 8049c0-1083 1666-111 1666-1944" svg:viewBox="0 0 1667 1945">
          <text:p/>
        </draw:connector>
        <draw:custom-shape draw:style-name="gr5" draw:text-style-name="P1" draw:layer="layout" svg:width="1.651cm" svg:height="1.651cm" svg:x="7.525cm" svg:y="7.3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92cm" svg:height="2.687cm" svg:x="4.988cm" svg:y="3.4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92cm" svg:height="2.687cm" svg:x="4.988cm" svg:y="3.41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999cm" svg:y1="8.048cm" svg:x2="6.334cm" svg:y2="6.104cm" draw:end-shape="id2" draw:end-glue-point="8" svg:d="M7999 8048c0-1083-1665-111-1665-1944" svg:viewBox="0 0 1666 1945">
          <text:p/>
        </draw:connector>
        <draw:g>
          <draw:custom-shape draw:style-name="gr6" draw:text-style-name="P1" draw:layer="layout" svg:width="1.381cm" svg:height="1.385cm" svg:x="7.66cm" svg:y="7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381cm" svg:height="1.385cm" svg:x="7.657cm" svg:y="7.61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381cm" svg:height="1.385cm" svg:x="7.657cm" svg:y="7.61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381cm" svg:height="1.385cm" svg:x="7.66cm" svg:y="7.614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14:58:55.182307071</meta:creation-date>
    <dc:date>2021-01-29T14:08:08.836261496</dc:date>
    <meta:editing-duration>PT4M36S</meta:editing-duration>
    <meta:editing-cycles>4</meta:editing-cycles>
    <meta:generator>LibreOffice/6.2.8.2$Linux_X86_64 LibreOffice_project/20$Build-2</meta:generator>
    <meta:document-statistic meta:object-count="13"/>
  </office:meta>
</office:document-meta>
</file>